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Range.ByteRange( String 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yteRan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Range.ByteRange( long start , long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Range.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Range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Range.intersection( ByteRange r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Range.ge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